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36cm" svg:y="0.3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1-19T10:14:52.670144711</dc:date>
    <meta:editing-duration>PT3H24M58S</meta:editing-duration>
    <meta:editing-cycles>39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2.036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733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CrossRec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603937686826">
                <text:p>0.111603937686826</text:p>
              </table:table-cell>
              <table:table-cell office:value-type="float" office:value="0.808333333333333">
                <text:p>0.808333333333333</text:p>
              </table:table-cell>
              <table:table-cell office:value-type="float" office:value="0.108201653696307">
                <text:p>0.108201653696307</text:p>
              </table:table-cell>
              <table:table-cell office:value-type="float" office:value="0.775">
                <text:p>0.775</text:p>
              </table:table-cell>
              <table:table-cell office:value-type="float" office:value="0.0991121717496818">
                <text:p>0.0991121717496818</text:p>
              </table:table-cell>
              <table:table-cell office:value-type="float" office:value="0.725">
                <text:p>0.725</text:p>
              </table:table-cell>
              <table:table-cell office:value-type="float" office:value="0.107818833901722">
                <text:p>0.10781883390172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2888666516198">
                <text:p>0.172888666516198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0.153967299227819">
                <text:p>0.153967299227819</text:p>
              </table:table-cell>
              <table:table-cell office:value-type="float" office:value="0.55">
                <text:p>0.55</text:p>
              </table:table-cell>
              <table:table-cell office:value-type="float" office:value="0.14983572565822">
                <text:p>0.14983572565822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0.171973350895">
                <text:p>0.17197335089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784941751233">
                <text:p>0.207784941751233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176596255919276">
                <text:p>0.176596255919276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175280292665287">
                <text:p>0.175280292665287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205608044574336">
                <text:p>0.205608044574336</text:p>
              </table:table-cell>
              <table:table-cell office:value-type="float" office:value="0.511111111111111">
                <text:p>0.5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8269325967235">
                <text:p>0.238269325967235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201117783547421">
                <text:p>0.201117783547421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98735686477824">
                <text:p>0.198735686477824</text:p>
              </table:table-cell>
              <table:table-cell office:value-type="float" office:value="0.3625">
                <text:p>0.3625</text:p>
              </table:table-cell>
              <table:table-cell office:value-type="float" office:value="0.235397895926687">
                <text:p>0.235397895926687</text:p>
              </table:table-cell>
              <table:table-cell office:value-type="float" office:value="0.44375">
                <text:p>0.4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173535762837">
                <text:p>0.264173535762837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208481001561899">
                <text:p>0.208481001561899</text:p>
              </table:table-cell>
              <table:table-cell office:value-type="float" office:value="0.31">
                <text:p>0.31</text:p>
              </table:table-cell>
              <table:table-cell office:value-type="float" office:value="0.213825361236616">
                <text:p>0.213825361236616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262950347333305">
                <text:p>0.262950347333305</text:p>
              </table:table-cell>
              <table:table-cell office:value-type="float" office:value="0.401666666666667">
                <text:p>0.40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128716598445">
                <text:p>0.286128716598445</text:p>
              </table:table-cell>
              <table:table-cell office:value-type="float" office:value="0.373611111111111">
                <text:p>0.373611111111111</text:p>
              </table:table-cell>
              <table:table-cell office:value-type="float" office:value="0.219486187403395">
                <text:p>0.21948618740339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25917319102384">
                <text:p>0.225917319102384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282134180248756">
                <text:p>0.282134180248756</text:p>
              </table:table-cell>
              <table:table-cell office:value-type="float" office:value="0.363888888888889">
                <text:p>0.363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2181128119249">
                <text:p>0.302181128119249</text:p>
              </table:table-cell>
              <table:table-cell office:value-type="float" office:value="0.344047619047619">
                <text:p>0.344047619047619</text:p>
              </table:table-cell>
              <table:table-cell office:value-type="float" office:value="0.235015588557796">
                <text:p>0.235015588557796</text:p>
              </table:table-cell>
              <table:table-cell office:value-type="float" office:value="0.253571428571428">
                <text:p>0.253571428571428</text:p>
              </table:table-cell>
              <table:table-cell office:value-type="float" office:value="0.235283843781408">
                <text:p>0.235283843781408</text:p>
              </table:table-cell>
              <table:table-cell office:value-type="float" office:value="0.251190476190476">
                <text:p>0.251190476190476</text:p>
              </table:table-cell>
              <table:table-cell office:value-type="float" office:value="0.292934475405669">
                <text:p>0.292934475405669</text:p>
              </table:table-cell>
              <table:table-cell office:value-type="float" office:value="0.327380952380953">
                <text:p>0.32738095238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6996093246714">
                <text:p>0.316996093246714</text:p>
              </table:table-cell>
              <table:table-cell office:value-type="float" office:value="0.315625">
                <text:p>0.315625</text:p>
              </table:table-cell>
              <table:table-cell office:value-type="float" office:value="0.246489018509487">
                <text:p>0.246489018509487</text:p>
              </table:table-cell>
              <table:table-cell office:value-type="float" office:value="0.232291666666667">
                <text:p>0.232291666666667</text:p>
              </table:table-cell>
              <table:table-cell office:value-type="float" office:value="0.252298178652886">
                <text:p>0.252298178652886</text:p>
              </table:table-cell>
              <table:table-cell office:value-type="float" office:value="0.2375">
                <text:p>0.2375</text:p>
              </table:table-cell>
              <table:table-cell office:value-type="float" office:value="0.305724289352281">
                <text:p>0.305724289352281</text:p>
              </table:table-cell>
              <table:table-cell office:value-type="float" office:value="0.304166666666667">
                <text:p>0.304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8657630012418">
                <text:p>0.328657630012418</text:p>
              </table:table-cell>
              <table:table-cell office:value-type="float" office:value="0.291666666666666">
                <text:p>0.291666666666666</text:p>
              </table:table-cell>
              <table:table-cell office:value-type="float" office:value="0.264209376854845">
                <text:p>0.264209376854845</text:p>
              </table:table-cell>
              <table:table-cell office:value-type="float" office:value="0.221296296296296">
                <text:p>0.221296296296296</text:p>
              </table:table-cell>
              <table:table-cell office:value-type="float" office:value="0.267070096549804">
                <text:p>0.267070096549804</text:p>
              </table:table-cell>
              <table:table-cell office:value-type="float" office:value="0.225">
                <text:p>0.225</text:p>
              </table:table-cell>
              <table:table-cell office:value-type="float" office:value="0.318659143849636">
                <text:p>0.318659143849636</text:p>
              </table:table-cell>
              <table:table-cell office:value-type="float" office:value="0.281481481481481">
                <text:p>0.281481481481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048676465964">
                <text:p>0.341048676465964</text:p>
              </table:table-cell>
              <table:table-cell office:value-type="float" office:value="0.2725">
                <text:p>0.2725</text:p>
              </table:table-cell>
              <table:table-cell office:value-type="float" office:value="0.277851817416929">
                <text:p>0.277851817416929</text:p>
              </table:table-cell>
              <table:table-cell office:value-type="float" office:value="0.21">
                <text:p>0.21</text:p>
              </table:table-cell>
              <table:table-cell office:value-type="float" office:value="0.283293074960282">
                <text:p>0.283293074960282</text:p>
              </table:table-cell>
              <table:table-cell office:value-type="float" office:value="0.215833333333333">
                <text:p>0.215833333333333</text:p>
              </table:table-cell>
              <table:table-cell office:value-type="float" office:value="0.328266021857249">
                <text:p>0.328266021857249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96434181913">
                <text:p>0.35296434181913</text:p>
              </table:table-cell>
              <table:table-cell office:value-type="float" office:value="0.256818181818182">
                <text:p>0.256818181818182</text:p>
              </table:table-cell>
              <table:table-cell office:value-type="float" office:value="0.289372657282067">
                <text:p>0.289372657282067</text:p>
              </table:table-cell>
              <table:table-cell office:value-type="float" office:value="0.201515151515152">
                <text:p>0.201515151515152</text:p>
              </table:table-cell>
              <table:table-cell office:value-type="float" office:value="0.295524593036099">
                <text:p>0.295524593036099</text:p>
              </table:table-cell>
              <table:table-cell office:value-type="float" office:value="0.20530303030303">
                <text:p>0.20530303030303</text:p>
              </table:table-cell>
              <table:table-cell office:value-type="float" office:value="0.339689467071455">
                <text:p>0.339689467071455</text:p>
              </table:table-cell>
              <table:table-cell office:value-type="float" office:value="0.249242424242424">
                <text:p>0.249242424242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85167655087">
                <text:p>0.366185167655087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0.298439655099065">
                <text:p>0.298439655099065</text:p>
              </table:table-cell>
              <table:table-cell office:value-type="float" office:value="0.192361111111111">
                <text:p>0.192361111111111</text:p>
              </table:table-cell>
              <table:table-cell office:value-type="float" office:value="0.303943160249309">
                <text:p>0.303943160249309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0.351615261184749">
                <text:p>0.351615261184749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0826941322596">
                <text:p>0.380826941322596</text:p>
              </table:table-cell>
              <table:table-cell office:value-type="float" office:value="0.236538461538461">
                <text:p>0.236538461538461</text:p>
              </table:table-cell>
              <table:table-cell office:value-type="float" office:value="0.31479878962396">
                <text:p>0.31479878962396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315573647817296">
                <text:p>0.315573647817296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367017347524336">
                <text:p>0.367017347524336</text:p>
              </table:table-cell>
              <table:table-cell office:value-type="float" office:value="0.228205128205128">
                <text:p>0.228205128205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1793740726895">
                <text:p>0.391793740726895</text:p>
              </table:table-cell>
              <table:table-cell office:value-type="float" office:value="0.227380952380952">
                <text:p>0.227380952380952</text:p>
              </table:table-cell>
              <table:table-cell office:value-type="float" office:value="0.327271739954053">
                <text:p>0.327271739954053</text:p>
              </table:table-cell>
              <table:table-cell office:value-type="float" office:value="0.182738095238095">
                <text:p>0.182738095238095</text:p>
              </table:table-cell>
              <table:table-cell office:value-type="float" office:value="0.32534052043743">
                <text:p>0.32534052043743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373750548283272">
                <text:p>0.373750548283272</text:p>
              </table:table-cell>
              <table:table-cell office:value-type="float" office:value="0.218452380952381">
                <text:p>0.21845238095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9831805483353">
                <text:p>0.399831805483353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0.33655356497601">
                <text:p>0.33655356497601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331669649311202">
                <text:p>0.331669649311202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383160716488083">
                <text:p>0.383160716488083</text:p>
              </table:table-cell>
              <table:table-cell office:value-type="float" office:value="0.209444444444444">
                <text:p>0.209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5918415632463">
                <text:p>0.405918415632463</text:p>
              </table:table-cell>
              <table:table-cell office:value-type="float" office:value="0.2078125">
                <text:p>0.2078125</text:p>
              </table:table-cell>
              <table:table-cell office:value-type="float" office:value="0.347035624252712">
                <text:p>0.347035624252712</text:p>
              </table:table-cell>
              <table:table-cell office:value-type="float" office:value="0.171354166666667">
                <text:p>0.171354166666667</text:p>
              </table:table-cell>
              <table:table-cell office:value-type="float" office:value="0.343118751679422">
                <text:p>0.343118751679422</text:p>
              </table:table-cell>
              <table:table-cell office:value-type="float" office:value="0.168229166666667">
                <text:p>0.168229166666667</text:p>
              </table:table-cell>
              <table:table-cell office:value-type="float" office:value="0.38949746593145">
                <text:p>0.38949746593145</text:p>
              </table:table-cell>
              <table:table-cell office:value-type="float" office:value="0.201041666666667">
                <text:p>0.20104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591110992658">
                <text:p>0.411591110992658</text:p>
              </table:table-cell>
              <table:table-cell office:value-type="float" office:value="0.2">
                <text:p>0.2</text:p>
              </table:table-cell>
              <table:table-cell office:value-type="float" office:value="0.357914432944021">
                <text:p>0.357914432944021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0.350885197336734">
                <text:p>0.350885197336734</text:p>
              </table:table-cell>
              <table:table-cell office:value-type="float" office:value="0.162745098039215">
                <text:p>0.162745098039215</text:p>
              </table:table-cell>
              <table:table-cell office:value-type="float" office:value="0.390676668673153">
                <text:p>0.390676668673153</text:p>
              </table:table-cell>
              <table:table-cell office:value-type="float" office:value="0.190686274509804">
                <text:p>0.190686274509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6123379319569">
                <text:p>0.416123379319569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365171126867382">
                <text:p>0.365171126867382</text:p>
              </table:table-cell>
              <table:table-cell office:value-type="float" office:value="0.160648148148148">
                <text:p>0.160648148148148</text:p>
              </table:table-cell>
              <table:table-cell office:value-type="float" office:value="0.358121217035989">
                <text:p>0.358121217035989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0.397076892224112">
                <text:p>0.397076892224112</text:p>
              </table:table-cell>
              <table:table-cell office:value-type="float" office:value="0.184722222222222">
                <text:p>0.1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6445291203981">
                <text:p>0.426445291203981</text:p>
              </table:table-cell>
              <table:table-cell office:value-type="float" office:value="0.187280701754386">
                <text:p>0.187280701754386</text:p>
              </table:table-cell>
              <table:table-cell office:value-type="float" office:value="0.376408889649262">
                <text:p>0.376408889649262</text:p>
              </table:table-cell>
              <table:table-cell office:value-type="float" office:value="0.157017543859649">
                <text:p>0.157017543859649</text:p>
              </table:table-cell>
              <table:table-cell office:value-type="float" office:value="0.365017542161481">
                <text:p>0.365017542161481</text:p>
              </table:table-cell>
              <table:table-cell office:value-type="float" office:value="0.153070175438597">
                <text:p>0.153070175438597</text:p>
              </table:table-cell>
              <table:table-cell office:value-type="float" office:value="0.408594482570069">
                <text:p>0.408594482570069</text:p>
              </table:table-cell>
              <table:table-cell office:value-type="float" office:value="0.181140350877193">
                <text:p>0.181140350877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0744915191105">
                <text:p>0.430744915191105</text:p>
              </table:table-cell>
              <table:table-cell office:value-type="float" office:value="0.180416666666667">
                <text:p>0.180416666666667</text:p>
              </table:table-cell>
              <table:table-cell office:value-type="float" office:value="0.391195822988827">
                <text:p>0.39119582298882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371356072290772">
                <text:p>0.371356072290772</text:p>
              </table:table-cell>
              <table:table-cell office:value-type="float" office:value="0.149166666666667">
                <text:p>0.149166666666667</text:p>
              </table:table-cell>
              <table:table-cell office:value-type="float" office:value="0.412207247120334">
                <text:p>0.412207247120334</text:p>
              </table:table-cell>
              <table:table-cell office:value-type="float" office:value="0.174166666666667">
                <text:p>0.174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5530858414548">
                <text:p>0.435530858414548</text:p>
              </table:table-cell>
              <table:table-cell office:value-type="float" office:value="0.174206349206349">
                <text:p>0.174206349206349</text:p>
              </table:table-cell>
              <table:table-cell office:value-type="float" office:value="0.402321815052319">
                <text:p>0.402321815052319</text:p>
              </table:table-cell>
              <table:table-cell office:value-type="float" office:value="0.150396825396825">
                <text:p>0.150396825396825</text:p>
              </table:table-cell>
              <table:table-cell office:value-type="float" office:value="0.382889191948892">
                <text:p>0.382889191948892</text:p>
              </table:table-cell>
              <table:table-cell office:value-type="float" office:value="0.146031746031746">
                <text:p>0.146031746031746</text:p>
              </table:table-cell>
              <table:table-cell office:value-type="float" office:value="0.417432549960768">
                <text:p>0.417432549960768</text:p>
              </table:table-cell>
              <table:table-cell office:value-type="float" office:value="0.169047619047619">
                <text:p>0.16904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1140977462167">
                <text:p>0.441140977462167</text:p>
              </table:table-cell>
              <table:table-cell office:value-type="float" office:value="0.168560606060606">
                <text:p>0.168560606060606</text:p>
              </table:table-cell>
              <table:table-cell office:value-type="float" office:value="0.409234844152848">
                <text:p>0.409234844152848</text:p>
              </table:table-cell>
              <table:table-cell office:value-type="float" office:value="0.146590909090909">
                <text:p>0.146590909090909</text:p>
              </table:table-cell>
              <table:table-cell office:value-type="float" office:value="0.396715565738501">
                <text:p>0.396715565738501</text:p>
              </table:table-cell>
              <table:table-cell office:value-type="float" office:value="0.144318181818182">
                <text:p>0.144318181818182</text:p>
              </table:table-cell>
              <table:table-cell office:value-type="float" office:value="0.419358806574525">
                <text:p>0.419358806574525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985861313317">
                <text:p>0.44985861313317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411265752437752">
                <text:p>0.411265752437752</text:p>
              </table:table-cell>
              <table:table-cell office:value-type="float" office:value="0.142028985507246">
                <text:p>0.142028985507246</text:p>
              </table:table-cell>
              <table:table-cell office:value-type="float" office:value="0.39998441494485">
                <text:p>0.39998441494485</text:p>
              </table:table-cell>
              <table:table-cell office:value-type="float" office:value="0.139492753623188">
                <text:p>0.139492753623188</text:p>
              </table:table-cell>
              <table:table-cell office:value-type="float" office:value="0.424915506818725">
                <text:p>0.424915506818725</text:p>
              </table:table-cell>
              <table:table-cell office:value-type="float" office:value="0.157608695652174">
                <text:p>0.15760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4166692716985">
                <text:p>0.454166692716985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0.421259018975136">
                <text:p>0.421259018975136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0.405141209856547">
                <text:p>0.405141209856547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0.42913322197394">
                <text:p>0.42913322197394</text:p>
              </table:table-cell>
              <table:table-cell office:value-type="float" office:value="0.153472222222222">
                <text:p>0.153472222222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0894536632329">
                <text:p>0.460894536632329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426401896930515">
                <text:p>0.426401896930515</text:p>
              </table:table-cell>
              <table:table-cell office:value-type="float" office:value="0.136">
                <text:p>0.136</text:p>
              </table:table-cell>
              <table:table-cell office:value-type="float" office:value="0.405898785614123">
                <text:p>0.405898785614123</text:p>
              </table:table-cell>
              <table:table-cell office:value-type="float" office:value="0.131">
                <text:p>0.131</text:p>
              </table:table-cell>
              <table:table-cell office:value-type="float" office:value="0.432205962822416">
                <text:p>0.432205962822416</text:p>
              </table:table-cell>
              <table:table-cell office:value-type="float" office:value="0.149333333333333">
                <text:p>0.149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7787470087762">
                <text:p>0.467787470087762</text:p>
              </table:table-cell>
              <table:table-cell office:value-type="float" office:value="0.153205128205128">
                <text:p>0.153205128205128</text:p>
              </table:table-cell>
              <table:table-cell office:value-type="float" office:value="0.430952161480779">
                <text:p>0.430952161480779</text:p>
              </table:table-cell>
              <table:table-cell office:value-type="float" office:value="0.132371794871795">
                <text:p>0.132371794871795</text:p>
              </table:table-cell>
              <table:table-cell office:value-type="float" office:value="0.413708833502538">
                <text:p>0.413708833502538</text:p>
              </table:table-cell>
              <table:table-cell office:value-type="float" office:value="0.129487179487179">
                <text:p>0.129487179487179</text:p>
              </table:table-cell>
              <table:table-cell office:value-type="float" office:value="0.434900193292382">
                <text:p>0.434900193292382</text:p>
              </table:table-cell>
              <table:table-cell office:value-type="float" office:value="0.144871794871795">
                <text:p>0.144871794871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4010440336468">
                <text:p>0.474010440336468</text:p>
              </table:table-cell>
              <table:table-cell office:value-type="float" office:value="0.15">
                <text:p>0.15</text:p>
              </table:table-cell>
              <table:table-cell office:value-type="float" office:value="0.432561346821582">
                <text:p>0.432561346821582</text:p>
              </table:table-cell>
              <table:table-cell office:value-type="float" office:value="0.128703703703704">
                <text:p>0.128703703703704</text:p>
              </table:table-cell>
              <table:table-cell office:value-type="float" office:value="0.415664343270547">
                <text:p>0.415664343270547</text:p>
              </table:table-cell>
              <table:table-cell office:value-type="float" office:value="0.125925925925926">
                <text:p>0.125925925925926</text:p>
              </table:table-cell>
              <table:table-cell office:value-type="float" office:value="0.43830793138762">
                <text:p>0.43830793138762</text:p>
              </table:table-cell>
              <table:table-cell office:value-type="float" office:value="0.140432098765432">
                <text:p>0.140432098765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765737596257">
                <text:p>0.47765737596257</text:p>
              </table:table-cell>
              <table:table-cell office:value-type="float" office:value="0.146130952380952">
                <text:p>0.146130952380952</text:p>
              </table:table-cell>
              <table:table-cell office:value-type="float" office:value="0.438257170605641">
                <text:p>0.438257170605641</text:p>
              </table:table-cell>
              <table:table-cell office:value-type="float" office:value="0.125892857142857">
                <text:p>0.125892857142857</text:p>
              </table:table-cell>
              <table:table-cell office:value-type="float" office:value="0.420105862399566">
                <text:p>0.420105862399566</text:p>
              </table:table-cell>
              <table:table-cell office:value-type="float" office:value="0.123214285714286">
                <text:p>0.123214285714286</text:p>
              </table:table-cell>
              <table:table-cell office:value-type="float" office:value="0.441090669482858">
                <text:p>0.441090669482858</text:p>
              </table:table-cell>
              <table:table-cell office:value-type="float" office:value="0.136309523809524">
                <text:p>0.13630952380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1015302757997">
                <text:p>0.481015302757997</text:p>
              </table:table-cell>
              <table:table-cell office:value-type="float" office:value="0.142528735632184">
                <text:p>0.142528735632184</text:p>
              </table:table-cell>
              <table:table-cell office:value-type="float" office:value="0.446072140723243">
                <text:p>0.446072140723243</text:p>
              </table:table-cell>
              <table:table-cell office:value-type="float" office:value="0.123850574712644">
                <text:p>0.123850574712644</text:p>
              </table:table-cell>
              <table:table-cell office:value-type="float" office:value="0.425693649977486">
                <text:p>0.425693649977486</text:p>
              </table:table-cell>
              <table:table-cell office:value-type="float" office:value="0.120977011494253">
                <text:p>0.120977011494253</text:p>
              </table:table-cell>
              <table:table-cell office:value-type="float" office:value="0.441165074244763">
                <text:p>0.441165074244763</text:p>
              </table:table-cell>
              <table:table-cell office:value-type="float" office:value="0.131896551724138">
                <text:p>0.13189655172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089707519902">
                <text:p>0.481089707519902</text:p>
              </table:table-cell>
              <table:table-cell office:value-type="float" office:value="0.138055555555555">
                <text:p>0.138055555555555</text:p>
              </table:table-cell>
              <table:table-cell office:value-type="float" office:value="0.447284261935364">
                <text:p>0.447284261935364</text:p>
              </table:table-cell>
              <table:table-cell office:value-type="float" office:value="0.120277777777778">
                <text:p>0.120277777777778</text:p>
              </table:table-cell>
              <table:table-cell office:value-type="float" office:value="0.427901164685">
                <text:p>0.427901164685</text:p>
              </table:table-cell>
              <table:table-cell office:value-type="float" office:value="0.118055555555555">
                <text:p>0.118055555555555</text:p>
              </table:table-cell>
              <table:table-cell office:value-type="float" office:value="0.441998588318408">
                <text:p>0.441998588318408</text:p>
              </table:table-cell>
              <table:table-cell office:value-type="float" office:value="0.128333333333333">
                <text:p>0.12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